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mic Sans MS" svg:font-family="'Comic Sans MS'" style:font-family-generic="roman" style:font-pitch="variable"/>
    <style:font-face style:name="FreeMono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19cm" fo:text-align="start" style:justify-single-word="false"/>
      <style:text-properties fo:font-style="normal" fo:font-weight="normal" officeooo:paragraph-rsid="000844e5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style:line-height-at-least="0.019cm" fo:text-align="start" style:justify-single-word="false"/>
      <style:text-properties fo:font-style="normal" fo:font-weight="normal" officeooo:rsid="000985d2" officeooo:paragraph-rsid="000985d2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style:line-height-at-least="0.019cm" fo:text-align="center" style:justify-single-word="false"/>
      <style:text-properties officeooo:paragraph-rsid="000844e5"/>
    </style:style>
    <style:style style:name="P4" style:family="paragraph" style:parent-style-name="Standard">
      <style:paragraph-properties style:line-height-at-least="0.019cm" fo:text-align="start" style:justify-single-word="false"/>
      <style:text-properties officeooo:paragraph-rsid="000844e5"/>
    </style:style>
    <style:style style:name="P5" style:family="paragraph" style:parent-style-name="Standard">
      <style:paragraph-properties style:line-height-at-least="0.019cm" fo:text-align="start" style:justify-single-word="false"/>
      <style:text-properties officeooo:rsid="001f094c" officeooo:paragraph-rsid="000844e5"/>
    </style:style>
    <style:style style:name="P6" style:family="paragraph" style:parent-style-name="Standard">
      <style:paragraph-properties style:line-height-at-least="0.019cm" fo:text-align="start" style:justify-single-word="false"/>
      <style:text-properties officeooo:rsid="000985d2" officeooo:paragraph-rsid="000985d2"/>
    </style:style>
    <style:style style:name="P7" style:family="paragraph" style:parent-style-name="Standard">
      <style:paragraph-properties style:line-height-at-least="0.019cm" fo:text-align="start" style:justify-single-word="false"/>
      <style:text-properties officeooo:rsid="0009926b" officeooo:paragraph-rsid="0009926b"/>
    </style:style>
    <style:style style:name="P8" style:family="paragraph" style:parent-style-name="Standard">
      <style:paragraph-properties style:line-height-at-least="0.019cm" fo:text-align="start" style:justify-single-word="false"/>
      <style:text-properties fo:font-weight="bold" officeooo:rsid="000b1140" officeooo:paragraph-rsid="000b1140" style:font-weight-asian="bold" style:font-weight-complex="bold"/>
    </style:style>
    <style:style style:name="P9" style:family="paragraph" style:parent-style-name="Standard">
      <style:paragraph-properties style:line-height-at-least="0.019cm" fo:text-align="start" style:justify-single-word="false"/>
      <style:text-properties fo:font-weight="bold" officeooo:rsid="000bfb37" officeooo:paragraph-rsid="000bfb37" style:font-weight-asian="bold" style:font-weight-complex="bold"/>
    </style:style>
    <style:style style:name="P10" style:family="paragraph" style:parent-style-name="Standard">
      <style:paragraph-properties style:line-height-at-least="0.019cm" fo:text-align="start" style:justify-single-word="false"/>
      <style:text-properties fo:font-weight="bold" officeooo:rsid="000e584a" officeooo:paragraph-rsid="000e584a" style:font-weight-asian="bold" style:font-weight-complex="bold"/>
    </style:style>
    <style:style style:name="T1" style:family="text">
      <style:text-properties style:font-name="Comic Sans M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font-name="Free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FreeMono" fo:font-size="9pt" fo:font-style="normal" fo:font-weight="normal" officeooo:rsid="0009578d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FreeMono" fo:font-size="9pt" fo:font-style="normal" fo:font-weight="normal" officeooo:rsid="0009926b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FreeMono" fo:font-size="9pt" fo:font-style="normal" fo:font-weight="normal" officeooo:rsid="000c5c49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Free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style:font-name="FreeMono" fo:font-size="9pt" fo:font-style="normal" style:font-size-asian="9pt" style:font-style-asian="normal" style:font-size-complex="9pt" style:font-style-complex="normal"/>
    </style:style>
    <style:style style:name="T8" style:family="text">
      <style:text-properties style:font-name="FreeMono" fo:font-size="9pt" fo:font-style="normal" officeooo:rsid="0009926b" style:font-size-asian="9pt" style:font-style-asian="normal" style:font-size-complex="9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Содержание</text:span></text:p>
      <text:p text:style-name="P4"><text:span text:style-name="T2">Языки программирования <text:s/>…………………………………………………………………………………………………………………………………………………………………………2</text:span></text:p>
      <text:p text:style-name="P4"><text:span text:style-name="T2">Установка/удаление пакетов, очистка системы ……………………………………………………………………………………………………………………4</text:span></text:p>
      <text:p text:style-name="P4"><text:span text:style-name="T2">github ………………………………………………………………………………………………………………………………………………………………………………………………………………………5</text:span></text:p>
      <text:p text:style-name="P5"><text:span text:style-name="T6">Файлы и директории</text:span><text:span text:style-name="T2"> ………………………………………………………………………………………………………………………………………………………………………………………6</text:span></text:p>
      <text:p text:style-name="P5"><text:span text:style-name="T2"><text:tab/></text:span><text:span text:style-name="T4">перемещении</text:span></text:p>
      <text:p text:style-name="P5"><text:span text:style-name="T2"><text:tab/>просмотра</text:span></text:p>
      <text:p text:style-name="P5"><text:span text:style-name="T2"><text:tab/>создать/удалить</text:span></text:p>
      <text:p text:style-name="P5"><text:span text:style-name="T2"><text:tab/>переименовать, записать, копировать <text:s/>……………………………………………………………………………………………………………………6</text:span></text:p>
      <text:p text:style-name="P5"><text:span text:style-name="T2"><text:tab/>поиск файловой</text:span></text:p>
      <text:p text:style-name="P5"><text:span text:style-name="T2"><text:tab/>специальные атрибуты файлов</text:span></text:p>
      <text:p text:style-name="P5"><text:span text:style-name="T2"><text:tab/>права доступа н</text:span><text:span text:style-name="T3">а </text:span><text:span text:style-name="T2">файл ……………………………………………………………………………………………………………………………………………………………7</text:span></text:p>
      <text:p text:style-name="P5"><text:span text:style-name="T2">системная информация <text:s/>………………………………………………………………………………………………………………………………………………………………………………8</text:span></text:p>
      <text:p text:style-name="P6"><text:span text:style-name="T2">фильтруем запросы …………………………………………………………………………………………………………………………………………………………………………………………8</text:span></text:p>
      <text:p text:style-name="P7"><text:span text:style-name="T2">Команды повещающие привилегии …………………………………………………………………………………………………………………………………………………………8</text:span></text:p>
      <text:p text:style-name="P6"><text:span text:style-name="T2">Управление процессами ………………………………………………………………………………………………………………………………………………………………………………</text:span><text:span text:style-name="T5">9</text:span></text:p>
      <text:p text:style-name="P8"><text:span text:style-name="T8">А</text:span><text:span text:style-name="T7">рхив </text:span><text:span text:style-name="T2">………………………………………………………………………………………………………………………………………………………………………………………………………………………10</text:span></text:p>
      <text:p text:style-name="P9"><text:span text:style-name="T2">Youtube-dl …………………………………………………………………………………………………………………………………………………………………………………………………………12</text:span></text:p>
      <text:p text:style-name="P10"><text:span text:style-name="T7">Сеть -LAN</text:span><text:span text:style-name="T2"> <text:s/>…………………………………………………………………………………………………………………………………………………………………………………………………………13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mic Sans MS" svg:font-family="'Comic Sans MS'" style:font-family-generic="roman" style:font-pitch="variable"/>
    <style:font-face style:name="FreeMono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9:24:26.880746129</meta:creation-date>
    <dc:date>2019-01-30T12:41:20.172288613</dc:date>
    <meta:editing-duration>PT36M1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52" meta:character-count="1236" meta:non-whitespace-character-count="1192"/>
  </office:meta>
</office:document-meta>
</file>